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1bb0bd" officeooo:paragraph-rsid="001bb0bd"/>
    </style:style>
    <style:style style:name="P2" style:family="paragraph" style:parent-style-name="Standard">
      <style:text-properties style:font-name="DejaVu Sans" officeooo:rsid="001bb0bd" officeooo:paragraph-rsid="001bb0bd"/>
    </style:style>
    <style:style style:name="P3" style:family="paragraph" style:parent-style-name="Text_20_body">
      <style:paragraph-properties fo:text-align="justify" style:justify-single-word="false"/>
      <style:text-properties style:font-name="DejaVu Sans" officeooo:rsid="001bb0bd" officeooo:paragraph-rsid="001bb0bd"/>
    </style:style>
    <style:style style:name="P4" style:family="paragraph" style:parent-style-name="Text_20_body">
      <style:paragraph-properties fo:text-align="justify" style:justify-single-word="false"/>
      <style:text-properties style:font-name="DejaVu Sans"/>
    </style:style>
    <style:style style:name="P5" style:family="paragraph" style:parent-style-name="Text_20_body">
      <style:paragraph-properties fo:text-align="justify" style:justify-single-word="false"/>
      <style:text-properties style:font-name="DejaVu Sans" officeooo:paragraph-rsid="001bb0bd"/>
    </style:style>
    <style:style style:name="P6" style:family="paragraph" style:parent-style-name="Text_20_body">
      <style:paragraph-properties fo:text-align="justify" style:justify-single-word="false"/>
      <style:text-properties style:font-name="DejaVu Sans" officeooo:rsid="001c1a69" officeooo:paragraph-rsid="001c1a69"/>
    </style:style>
    <style:style style:name="P7" style:family="paragraph" style:parent-style-name="Text_20_body">
      <style:paragraph-properties fo:text-align="justify" style:justify-single-word="false"/>
      <style:text-properties style:font-name="DejaVu Sans" officeooo:rsid="001cf178" officeooo:paragraph-rsid="001cf178"/>
    </style:style>
    <style:style style:name="P8" style:family="paragraph" style:parent-style-name="Text_20_body">
      <style:paragraph-properties fo:text-align="justify" style:justify-single-word="false"/>
      <style:text-properties style:font-name="DejaVu Sans" officeooo:rsid="0021b5a9" officeooo:paragraph-rsid="0021b5a9"/>
    </style:style>
    <style:style style:name="T1" style:family="text">
      <style:text-properties officeooo:rsid="001bb0bd"/>
    </style:style>
    <style:style style:name="T2" style:family="text">
      <style:text-properties officeooo:rsid="001c1a69"/>
    </style:style>
    <style:style style:name="T3" style:family="text">
      <style:text-properties officeooo:rsid="001fe905"/>
    </style:style>
    <style:style style:name="T4" style:family="text">
      <style:text-properties officeooo:rsid="0020c86a"/>
    </style:style>
    <style:style style:name="T5" style:family="text">
      <style:text-properties officeooo:rsid="0022ab34"/>
    </style:style>
    <style:style style:name="T6" style:family="text">
      <style:text-properties officeooo:rsid="0024e35c"/>
    </style:style>
    <style:style style:name="T7" style:family="text">
      <style:text-properties officeooo:rsid="002986d5"/>
    </style:style>
    <style:style style:name="T8" style:family="text">
      <style:text-properties officeooo:rsid="0029ff9b"/>
    </style:style>
    <style:style style:name="T9" style:family="text">
      <style:text-properties officeooo:rsid="002b1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Avaliação</text:p>
      <text:p text:style-name="P2"/>
      <text:p text:style-name="P3">Relatório de avaliação da atividade prática 1 <text:span text:style-name="T2">do grupo 8 para a</text:span> disciplina de Aplicações de Teoria dos Grafos.</text:p>
      <text:p text:style-name="P6">Nota: ...</text:p>
      <text:p text:style-name="P5"><text:span text:style-name="T1">Avaliação geral:</text:span></text:p>
      <text:p text:style-name="P5"><text:tab/><text:span text:style-name="T9">Utilizou o método de matrizes para representaro grafo. Dessa forma, para representar objetos mais complexos em nós e grafos maiores podemos ter diversos problemas.</text:span></text:p>
      <text:p text:style-name="P5"><text:tab/><text:span text:style-name="T9">O uso de matriz nos duplica o curto de armazenamento por a matriz ter que ser sempre quadrada.</text:span></text:p>
      <text:p text:style-name="P5"><text:tab/><text:span text:style-name="T9">O uso de matrizes pode complicar um pouco a representação de objetos mais complexos em seus nós.</text:span></text:p>
      <text:p text:style-name="P4">Bugs Encontrados:</text:p>
      <text:p text:style-name="P7">- Não funciona para vértices com valor 0;</text:p>
      <text:p text:style-name="P7">- Não existe representação de classe (toString) para as estruturas e a classe Graph</text:p>
      <text:p text:style-name="P7">- <text:span text:style-name="T3">Não funciona para grafos com valores de nó negativos</text:span></text:p>
      <text:p text:style-name="P7">- <text:span text:style-name="T4">GetVertices deveria retornar null no caso de não possuir vértices</text:span></text:p>
      <text:p text:style-name="P8">- <text:span text:style-name="T5">E</text:span>m SetWeight o método não trata possívels valores null na entrada</text:p>
      <text:p text:style-name="P8">- <text:span text:style-name="T6">GraphRepresentation na representação em matriz não funciona para grafos com peso</text:span></text:p>
      <text:p text:style-name="P8">- <text:span text:style-name="T7">DFS não trata para vértices de entrada com valor null</text:span></text:p>
      <text:p text:style-name="P8">- <text:span text:style-name="T8">É estranho lançar e capturar os erros em um mesmo momento com try/catch aninhados no mesmo local</text:span></text:p>
      <text:p text:style-name="P8"/>
      <text:p text:style-name="P8"/>
      <text:p text:style-name="P4">Problem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3:53:40.102467795</meta:creation-date>
    <dc:date>2018-05-31T17:15:08.554952486</dc:date>
    <meta:editing-duration>PT16H20M4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84" meta:character-count="1087" meta:non-whitespace-character-count="917"/>
  </office:meta>
</office:document-meta>
</file>